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Arial1" svg:font-family="Arial" style:font-pitch="variable"/>
    <style:font-face style:name="Consolas1" svg:font-family="Consolas" style:font-pitch="variable"/>
    <style:font-face style:name="微軟正黑體1" svg:font-family="微軟正黑體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微軟正黑體2" svg:font-family="微軟正黑體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marker-start="線條箭頭_20_1" draw:fill-color="#000000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stroke="solid" svg:stroke-width="0.101cm" svg:stroke-color="#000000" draw:marker-start="線條箭頭_20_1" draw:marker-start-width="0.503cm" draw:marker-end-width="0.503cm" draw:fill-color="#ffffff" draw:textarea-horizontal-align="justify" draw:textarea-vertical-align="middle" draw:auto-grow-height="false" fo:min-height="0.542cm" fo:min-width="9.502cm" fo:padding-top="0.049cm" fo:padding-bottom="0.049cm" fo:padding-left="0.049cm" fo:padding-right="0.049cm"/>
    </style:style>
    <style:style style:name="gr4" style:family="graphic" style:parent-style-name="standard">
      <style:graphic-properties draw:stroke="solid" svg:stroke-width="0.101cm" svg:stroke-color="#000000" draw:marker-start="線條箭頭_20_1" draw:marker-start-width="0.503cm" draw:marker-end-width="0.503cm" draw:fill-color="#ffffff" draw:textarea-horizontal-align="justify" draw:textarea-vertical-align="middle" draw:auto-grow-height="false" fo:min-height="0.543cm" fo:min-width="9.502cm" fo:padding-top="0.049cm" fo:padding-bottom="0.049cm" fo:padding-left="0.049cm" fo:padding-right="0.049cm"/>
    </style:style>
    <style:style style:name="gr5" style:family="graphic" style:parent-style-name="standard">
      <style:graphic-properties draw:stroke="solid" svg:stroke-width="0.101cm" svg:stroke-color="#000000" draw:marker-start="線條箭頭_20_1" draw:marker-start-width="0.503cm" draw:marker-end-width="0.503cm" draw:fill-color="#ffffff" draw:textarea-horizontal-align="justify" draw:textarea-vertical-align="middle" draw:auto-grow-height="false" fo:min-height="1.102cm" fo:min-width="9.524cm" fo:padding-top="0.049cm" fo:padding-bottom="0.049cm" fo:padding-left="0.049cm" fo:padding-right="0.049cm"/>
    </style:style>
    <style:style style:name="gr6" style:family="graphic" style:parent-style-name="standard">
      <style:graphic-properties draw:stroke="solid" svg:stroke-width="0.101cm" svg:stroke-color="#000000" draw:marker-start="線條箭頭_20_1" draw:marker-start-width="0.503cm" draw:marker-end-width="0.503cm" draw:fill-color="#ffffff" draw:textarea-horizontal-align="justify" draw:textarea-vertical-align="middle" draw:auto-grow-height="false" fo:min-height="0.502cm" fo:min-width="9.524cm" fo:padding-top="0.049cm" fo:padding-bottom="0.049cm" fo:padding-left="0.049cm" fo:padding-right="0.049cm"/>
    </style:style>
    <style:style style:name="gr7" style:family="graphic" style:parent-style-name="standard">
      <style:graphic-properties draw:fill="none" draw:textarea-vertical-align="middle" draw:auto-grow-height="false" fo:min-height="5.154cm" fo:min-width="0cm"/>
    </style:style>
    <style:style style:name="gr8" style:family="graphic" style:parent-style-name="standard">
      <style:graphic-properties draw:stroke="none" svg:stroke-color="#000000" draw:fill="none" draw:fill-color="#ffffff" fo:min-height="1.127cm"/>
    </style:style>
    <style:style style:name="gr9" style:family="graphic" style:parent-style-name="standard">
      <style:graphic-properties draw:fill="none" draw:textarea-vertical-align="middle" draw:auto-grow-height="false" fo:min-height="4.112cm" fo:min-width="0cm"/>
    </style:style>
    <style:style style:name="gr10" style:family="graphic" style:parent-style-name="standard">
      <style:graphic-properties draw:stroke="none" svg:stroke-color="#000000" draw:fill="none" draw:fill-color="#ffffff" fo:min-height="0.95cm"/>
    </style:style>
    <style:style style:name="gr11" style:family="graphic" style:parent-style-name="standard">
      <style:graphic-properties draw:stroke="solid" svg:stroke-width="0.101cm" svg:stroke-color="#000000" draw:marker-start="線條箭頭_20_1" draw:marker-start-width="0.503cm" draw:marker-end-width="0.503cm" draw:fill-color="#ffffff" draw:textarea-horizontal-align="justify" draw:textarea-vertical-align="middle" draw:auto-grow-height="false" fo:min-height="1.202cm" fo:min-width="9.524cm" fo:padding-top="0.049cm" fo:padding-bottom="0.049cm" fo:padding-left="0.049cm" fo:padding-right="0.049cm"/>
    </style:style>
    <style:style style:name="gr12" style:family="graphic" style:parent-style-name="standard">
      <style:graphic-properties draw:fill="none" draw:textarea-vertical-align="middle" draw:auto-grow-height="false" fo:min-height="2.216cm" fo:min-width="0cm"/>
    </style:style>
    <style:style style:name="gr13" style:family="graphic" style:parent-style-name="standard">
      <style:graphic-properties draw:stroke="none" svg:stroke-color="#000000" draw:fill="none" draw:fill-color="#ffffff" fo:min-height="0.941cm"/>
    </style:style>
    <style:style style:name="gr14" style:family="graphic" style:parent-style-name="standard">
      <style:graphic-properties draw:stroke="none" svg:stroke-color="#000000" draw:fill="none" draw:fill-color="#ffffff" fo:min-height="0.848cm"/>
    </style:style>
    <style:style style:name="gr15" style:family="graphic" style:parent-style-name="standard">
      <style:graphic-properties draw:stroke="solid" svg:stroke-width="0.101cm" svg:stroke-color="#000000" draw:marker-start="線條箭頭_20_1" draw:marker-start-width="0.503cm" draw:marker-end-width="0.503cm" draw:fill-color="#ffffff" draw:textarea-horizontal-align="justify" draw:textarea-vertical-align="middle" draw:auto-grow-height="false" fo:min-height="0.692cm" fo:min-width="10.602cm" fo:padding-top="0.049cm" fo:padding-bottom="0.049cm" fo:padding-left="0.049cm" fo:padding-right="0.049cm"/>
    </style:style>
    <style:style style:name="gr16" style:family="graphic" style:parent-style-name="standard">
      <style:graphic-properties draw:stroke="solid" svg:stroke-width="0.101cm" svg:stroke-color="#000000" draw:marker-start="線條箭頭_20_1" draw:marker-start-width="0.503cm" draw:marker-end-width="0.503cm" draw:fill-color="#ffffff" draw:textarea-horizontal-align="justify" draw:textarea-vertical-align="middle" draw:auto-grow-height="false" fo:min-height="1.043cm" fo:min-width="10.602cm" fo:padding-top="0.049cm" fo:padding-bottom="0.049cm" fo:padding-left="0.049cm" fo:padding-right="0.049cm"/>
    </style:style>
    <style:style style:name="gr17" style:family="graphic" style:parent-style-name="standard">
      <style:graphic-properties draw:stroke="solid" svg:stroke-width="0.101cm" svg:stroke-color="#000000" draw:marker-start="線條箭頭_20_1" draw:marker-start-width="0.503cm" draw:marker-end-width="0.503cm" draw:fill-color="#ffffff" draw:textarea-horizontal-align="justify" draw:textarea-vertical-align="middle" draw:auto-grow-height="false" fo:min-height="0.542cm" fo:min-width="10.602cm" fo:padding-top="0.049cm" fo:padding-bottom="0.049cm" fo:padding-left="0.049cm" fo:padding-right="0.049cm"/>
    </style:style>
    <style:style style:name="gr18" style:family="graphic" style:parent-style-name="standard">
      <style:graphic-properties draw:stroke="none" svg:stroke-color="#000000" draw:fill="none" draw:fill-color="#ffffff" fo:min-height="0.657cm"/>
    </style:style>
    <style:style style:name="gr19" style:family="graphic" style:parent-style-name="standard">
      <style:graphic-properties draw:stroke="solid" svg:stroke-width="0.101cm" svg:stroke-color="#000000" draw:marker-start="線條箭頭_20_1" draw:marker-start-width="0.503cm" draw:marker-end-width="0.503cm" draw:fill-color="#ffffff" draw:textarea-horizontal-align="justify" draw:textarea-vertical-align="middle" draw:auto-grow-height="false" fo:min-height="0.702cm" fo:min-width="13.002cm" fo:padding-top="0.049cm" fo:padding-bottom="0.049cm" fo:padding-left="0.049cm" fo:padding-right="0.049cm"/>
    </style:style>
    <style:style style:name="gr20" style:family="graphic" style:parent-style-name="standard">
      <style:graphic-properties draw:stroke="solid" svg:stroke-width="0.101cm" svg:stroke-color="#000000" draw:marker-start="線條箭頭_20_1" draw:marker-start-width="0.503cm" draw:marker-end-width="0.503cm" draw:fill-color="#ffffff" draw:textarea-horizontal-align="justify" draw:textarea-vertical-align="middle" draw:auto-grow-height="false" fo:min-height="0.602cm" fo:min-width="13.012cm" fo:padding-top="0.049cm" fo:padding-bottom="0.049cm" fo:padding-left="0.049cm" fo:padding-right="0.049cm"/>
    </style:style>
    <style:style style:name="gr21" style:family="graphic" style:parent-style-name="standard">
      <style:graphic-properties draw:stroke="solid" svg:stroke-width="0.101cm" svg:stroke-color="#000000" draw:marker-start="線條箭頭_20_1" draw:marker-start-width="0.503cm" draw:marker-end-width="0.503cm" draw:fill-color="#ffffff" draw:textarea-horizontal-align="justify" draw:textarea-vertical-align="middle" draw:auto-grow-height="false" fo:min-height="0.992cm" fo:min-width="13.012cm" fo:padding-top="0.049cm" fo:padding-bottom="0.049cm" fo:padding-left="0.049cm" fo:padding-right="0.049cm"/>
    </style:style>
    <style:style style:name="gr22" style:family="graphic" style:parent-style-name="standard">
      <style:graphic-properties draw:fill="none" draw:textarea-vertical-align="middle" draw:auto-grow-height="false" fo:min-height="4.016cm" fo:min-width="0cm"/>
    </style:style>
    <style:style style:name="gr23" style:family="graphic" style:parent-style-name="standard">
      <style:graphic-properties draw:stroke="none" svg:stroke-color="#000000" draw:fill="none" draw:fill-color="#ffffff" fo:min-height="0.99cm"/>
    </style:style>
    <style:style style:name="gr24" style:family="graphic" style:parent-style-name="standard">
      <style:graphic-properties draw:stroke="none" svg:stroke-color="#000000" draw:fill="none" draw:fill-color="#ffffff" fo:min-height="1.916cm"/>
    </style:style>
    <style:style style:name="gr25" style:family="graphic" style:parent-style-name="standard">
      <style:graphic-properties draw:stroke="solid" svg:stroke-width="0.101cm" svg:stroke-color="#000000" draw:marker-start="線條箭頭_20_1" draw:marker-start-width="0.503cm" draw:marker-end-width="0.503cm" draw:fill-color="#ffffff" draw:textarea-horizontal-align="justify" draw:textarea-vertical-align="middle" draw:auto-grow-height="false" fo:min-height="0.969cm" fo:min-width="13.012cm" fo:padding-top="0.049cm" fo:padding-bottom="0.049cm" fo:padding-left="0.049cm" fo:padding-right="0.049cm"/>
    </style:style>
    <style:style style:name="gr26" style:family="graphic" style:parent-style-name="standard">
      <style:graphic-properties draw:fill="none" draw:textarea-vertical-align="middle" draw:auto-grow-height="false" fo:min-height="0.984cm" fo:min-width="0cm"/>
    </style:style>
    <style:style style:name="gr27" style:family="graphic" style:parent-style-name="standard">
      <style:graphic-properties draw:stroke="none" svg:stroke-color="#000000" draw:fill="none" draw:fill-color="#ffffff" fo:min-height="1.05cm"/>
    </style:style>
    <style:style style:name="gr28" style:family="graphic" style:parent-style-name="standard">
      <style:graphic-properties draw:fill="none" draw:textarea-vertical-align="middle" draw:auto-grow-height="false" fo:min-height="2.784cm" fo:min-width="0cm"/>
    </style:style>
    <style:style style:name="gr29" style:family="graphic" style:parent-style-name="standard">
      <style:graphic-properties draw:stroke="solid" svg:stroke-width="0.101cm" svg:stroke-color="#000000" draw:marker-start="線條箭頭_20_1" draw:marker-start-width="0.503cm" draw:marker-end-width="0.503cm" draw:fill-color="#ffffff" draw:textarea-horizontal-align="justify" draw:textarea-vertical-align="middle" draw:auto-grow-height="false" fo:min-height="1.569cm" fo:min-width="13.012cm" fo:padding-top="0.049cm" fo:padding-bottom="0.049cm" fo:padding-left="0.049cm" fo:padding-right="0.049cm"/>
    </style:style>
    <style:style style:name="gr30" style:family="graphic" style:parent-style-name="standard">
      <style:graphic-properties draw:fill="none" draw:textarea-vertical-align="middle" draw:auto-grow-height="false" fo:min-height="3.163cm" fo:min-width="0cm"/>
    </style:style>
    <style:style style:name="gr31" style:family="graphic" style:parent-style-name="standard">
      <style:graphic-properties draw:stroke="none" svg:stroke-color="#000000" draw:fill="none" draw:fill-color="#ffffff" fo:min-height="1.25cm"/>
    </style:style>
    <style:style style:name="gr32" style:family="graphic" style:parent-style-name="standard">
      <style:graphic-properties draw:stroke="solid" svg:stroke-width="0.101cm" svg:stroke-color="#000000" draw:marker-start="線條箭頭_20_1" draw:marker-start-width="0.503cm" draw:marker-end-width="0.503cm" draw:fill-color="#ffffff" draw:textarea-horizontal-align="justify" draw:textarea-vertical-align="middle" draw:auto-grow-height="false" fo:min-height="1.702cm" fo:min-width="13.012cm" fo:padding-top="0.049cm" fo:padding-bottom="0.049cm" fo:padding-left="0.049cm" fo:padding-right="0.049cm"/>
    </style:style>
    <style:style style:name="gr33" style:family="graphic" style:parent-style-name="standard">
      <style:graphic-properties draw:stroke="solid" svg:stroke-width="0.101cm" svg:stroke-color="#000000" draw:marker-start="線條箭頭_20_1" draw:marker-start-width="0.503cm" draw:marker-end-width="0.503cm" draw:fill-color="#ffffff" draw:textarea-horizontal-align="justify" draw:textarea-vertical-align="middle" draw:auto-grow-height="false" fo:min-height="1.102cm" fo:min-width="13.012cm" fo:padding-top="0.049cm" fo:padding-bottom="0.049cm" fo:padding-left="0.049cm" fo:padding-right="0.049cm"/>
    </style:style>
    <style:style style:name="gr34" style:family="graphic" style:parent-style-name="standard">
      <style:graphic-properties draw:stroke="solid" svg:stroke-width="0.101cm" svg:stroke-color="#000000" draw:marker-start="線條箭頭_20_1" draw:marker-start-width="0.503cm" draw:marker-end-width="0.503cm" draw:fill-color="#ffffff" draw:textarea-horizontal-align="justify" draw:textarea-vertical-align="middle" draw:auto-grow-height="false" fo:min-height="0.902cm" fo:min-width="13.012cm" fo:padding-top="0.049cm" fo:padding-bottom="0.049cm" fo:padding-left="0.049cm" fo:padding-right="0.049cm"/>
    </style:style>
    <style:style style:name="gr35" style:family="graphic" style:parent-style-name="standard">
      <style:graphic-properties draw:stroke="solid" svg:stroke-width="0.101cm" svg:stroke-color="#000000" draw:marker-start="線條箭頭_20_1" draw:marker-start-width="0.503cm" draw:marker-end-width="0.503cm" draw:fill-color="#ffffff" draw:textarea-horizontal-align="justify" draw:textarea-vertical-align="middle" draw:auto-grow-height="false" fo:min-height="0.502cm" fo:min-width="13.012cm" fo:padding-top="0.049cm" fo:padding-bottom="0.049cm" fo:padding-left="0.049cm" fo:padding-right="0.049cm"/>
    </style:style>
    <style:style style:name="gr36" style:family="graphic" style:parent-style-name="standard">
      <style:graphic-properties draw:fill="none" draw:textarea-vertical-align="middle" draw:auto-grow-height="false" fo:min-height="5.627cm" fo:min-width="0cm"/>
    </style:style>
    <style:style style:name="gr37" style:family="graphic" style:parent-style-name="standard">
      <style:graphic-properties draw:stroke="solid" svg:stroke-width="0.101cm" svg:stroke-color="#000000" draw:marker-start="線條箭頭_20_1" draw:marker-start-width="0.503cm" draw:marker-end-width="0.503cm" draw:fill-color="#ffffff" draw:textarea-horizontal-align="justify" draw:textarea-vertical-align="middle" draw:auto-grow-height="false" fo:min-height="0.608cm" fo:min-width="13.224cm" fo:padding-top="0.049cm" fo:padding-bottom="0.049cm" fo:padding-left="0.049cm" fo:padding-right="0.049cm"/>
    </style:style>
    <style:style style:name="gr38" style:family="graphic" style:parent-style-name="standard">
      <style:graphic-properties draw:stroke="solid" svg:stroke-width="0.101cm" svg:stroke-color="#000000" draw:marker-start="線條箭頭_20_1" draw:marker-start-width="0.503cm" draw:marker-end-width="0.503cm" draw:fill-color="#ffffff" draw:textarea-horizontal-align="justify" draw:textarea-vertical-align="middle" draw:auto-grow-height="false" fo:min-height="0.618cm" fo:min-width="13.229cm" fo:padding-top="0.049cm" fo:padding-bottom="0.049cm" fo:padding-left="0.049cm" fo:padding-right="0.049cm"/>
    </style:style>
    <style:style style:name="gr39" style:family="graphic" style:parent-style-name="standard">
      <style:graphic-properties draw:stroke="solid" svg:stroke-width="0.101cm" svg:stroke-color="#000000" draw:marker-start="線條箭頭_20_1" draw:marker-start-width="0.503cm" draw:marker-end-width="0.503cm" draw:fill-color="#ffffff" draw:textarea-horizontal-align="justify" draw:textarea-vertical-align="middle" draw:auto-grow-height="false" fo:min-height="0.612cm" fo:min-width="7.802cm" fo:padding-top="0.049cm" fo:padding-bottom="0.049cm" fo:padding-left="0.049cm" fo:padding-right="0.049cm"/>
    </style:style>
    <style:style style:name="gr40" style:family="graphic" style:parent-style-name="standard">
      <style:graphic-properties draw:stroke="solid" svg:stroke-width="0.101cm" svg:stroke-color="#000000" draw:marker-start="線條箭頭_20_1" draw:marker-start-width="0.503cm" draw:marker-end-width="0.503cm" draw:fill-color="#ffffff" draw:textarea-horizontal-align="justify" draw:textarea-vertical-align="middle" draw:auto-grow-height="false" fo:min-height="0.702cm" fo:min-width="7.902cm" fo:padding-top="0.049cm" fo:padding-bottom="0.049cm" fo:padding-left="0.049cm" fo:padding-right="0.049cm"/>
    </style:style>
    <style:style style:name="gr41" style:family="graphic" style:parent-style-name="standard">
      <style:graphic-properties draw:stroke="solid" svg:stroke-width="0.101cm" svg:stroke-color="#000000" draw:marker-start="線條箭頭_20_1" draw:marker-start-width="0.503cm" draw:marker-end-width="0.503cm" draw:fill-color="#ffffff" draw:textarea-horizontal-align="justify" draw:textarea-vertical-align="middle" draw:auto-grow-height="false" fo:min-height="0.602cm" fo:min-width="7.802cm" fo:padding-top="0.049cm" fo:padding-bottom="0.049cm" fo:padding-left="0.049cm" fo:padding-right="0.049cm"/>
    </style:style>
    <style:style style:name="gr42" style:family="graphic" style:parent-style-name="standard">
      <style:graphic-properties draw:stroke="solid" svg:stroke-width="0.101cm" svg:stroke-color="#000000" draw:marker-start="線條箭頭_20_1" draw:marker-start-width="0.503cm" draw:marker-end-width="0.503cm" draw:fill-color="#ffffff" draw:textarea-horizontal-align="justify" draw:textarea-vertical-align="middle" draw:auto-grow-height="false" fo:min-height="0.602cm" fo:min-width="7.902cm" fo:padding-top="0.049cm" fo:padding-bottom="0.049cm" fo:padding-left="0.049cm" fo:padding-right="0.049cm"/>
    </style:style>
    <style:style style:name="gr43" style:family="graphic" style:parent-style-name="standard">
      <style:graphic-properties draw:stroke="solid" svg:stroke-width="0.101cm" svg:stroke-color="#000000" draw:marker-start="線條箭頭_20_1" draw:marker-start-width="0.503cm" draw:marker-end-width="0.503cm" draw:fill-color="#ffffff" draw:textarea-horizontal-align="justify" draw:textarea-vertical-align="middle" draw:auto-grow-height="false" fo:min-height="0.601cm" fo:min-width="7.902cm" fo:padding-top="0.049cm" fo:padding-bottom="0.049cm" fo:padding-left="0.049cm" fo:padding-right="0.049cm"/>
    </style:style>
    <style:style style:name="gr44" style:family="graphic" style:parent-style-name="standard">
      <style:graphic-properties svg:stroke-width="0.101cm" svg:stroke-color="#000000" draw:marker-start="線條箭頭_20_1" draw:marker-start-width="0.503cm" draw:marker-end-width="0.503cm" draw:fill-color="#ffffff" draw:textarea-horizontal-align="justify" draw:textarea-vertical-align="middle" draw:auto-grow-height="false" fo:min-height="0.802cm" fo:min-width="3.594cm" fo:padding-top="0.049cm" fo:padding-bottom="0.049cm" fo:padding-left="0.049cm" fo:padding-right="0.049cm"/>
    </style:style>
    <style:style style:name="gr45" style:family="graphic" style:parent-style-name="standard">
      <style:graphic-properties svg:stroke-width="0cm" svg:stroke-color="#000000" draw:marker-start="" draw:marker-start-width="0.353cm" draw:marker-end="" draw:marker-end-width="0.353cm" draw:textarea-horizontal-align="center" draw:textarea-vertical-align="middle" fo:padding-top="0cm" fo:padding-bottom="0cm" fo:padding-left="0cm" fo:padding-right="0cm"/>
    </style:style>
    <style:style style:name="gr46" style:family="graphic" style:parent-style-name="standard">
      <style:graphic-properties svg:stroke-width="0.101cm" svg:stroke-color="#000000" draw:marker-start="線條箭頭_20_1" draw:marker-start-width="0.503cm" draw:marker-end-width="0.503cm" draw:fill-color="#ffffff" draw:textarea-horizontal-align="justify" draw:textarea-vertical-align="middle" draw:auto-grow-height="false" fo:min-height="0.802cm" fo:min-width="3.26cm" fo:padding-top="0.049cm" fo:padding-bottom="0.049cm" fo:padding-left="0.049cm" fo:padding-right="0.049cm"/>
    </style:style>
    <style:style style:name="gr47" style:family="graphic" style:parent-style-name="standard">
      <style:graphic-properties draw:stroke="none" svg:stroke-color="#000000" draw:marker-start="" draw:marker-end="" draw:fill="none" draw:fill-color="#ffffff" fo:min-height="0.564cm"/>
    </style:style>
    <style:style style:name="gr48" style:family="graphic" style:parent-style-name="standard">
      <style:graphic-properties draw:stroke="solid" svg:stroke-width="0.101cm" svg:stroke-color="#000000" draw:marker-start="線條箭頭_20_1" draw:marker-start-width="0.503cm" draw:marker-end-width="0.503cm" draw:fill-color="#ffffff" draw:textarea-horizontal-align="justify" draw:textarea-vertical-align="middle" draw:auto-grow-height="false" fo:min-height="0.644cm" fo:min-width="13.443cm" fo:padding-top="0.049cm" fo:padding-bottom="0.049cm" fo:padding-left="0.049cm" fo:padding-right="0.049cm"/>
    </style:style>
    <style:style style:name="gr49" style:family="graphic" style:parent-style-name="standard">
      <style:graphic-properties draw:stroke="solid" svg:stroke-width="0.101cm" svg:stroke-color="#000000" draw:marker-start="線條箭頭_20_1" draw:marker-start-width="0.503cm" draw:marker-end-width="0.503cm" draw:fill-color="#ffffff" draw:textarea-horizontal-align="justify" draw:textarea-vertical-align="middle" draw:auto-grow-height="false" fo:min-height="0.607cm" fo:min-width="13.469cm" fo:padding-top="0.049cm" fo:padding-bottom="0.049cm" fo:padding-left="0.049cm" fo:padding-right="0.049cm"/>
    </style:style>
    <style:style style:name="gr50" style:family="graphic" style:parent-style-name="standard">
      <style:graphic-properties draw:stroke="solid" svg:stroke-width="0.101cm" svg:stroke-color="#000000" draw:marker-start="線條箭頭_20_1" draw:marker-start-width="0.503cm" draw:marker-end-width="0.503cm" draw:fill-color="#ffffff" draw:textarea-horizontal-align="justify" draw:textarea-vertical-align="middle" draw:auto-grow-height="false" fo:min-height="0.646cm" fo:min-width="13.502cm" fo:padding-top="0.049cm" fo:padding-bottom="0.049cm" fo:padding-left="0.049cm" fo:padding-right="0.049cm"/>
    </style:style>
    <style:style style:name="gr51" style:family="graphic" style:parent-style-name="standard">
      <style:graphic-properties draw:stroke="solid" svg:stroke-width="0.101cm" svg:stroke-color="#000000" draw:marker-start="線條箭頭_20_1" draw:marker-start-width="0.503cm" draw:marker-end-width="0.503cm" draw:fill-color="#ffffff" draw:textarea-horizontal-align="justify" draw:textarea-vertical-align="middle" draw:auto-grow-height="false" fo:min-height="0.646cm" fo:min-width="13.469cm" fo:padding-top="0.049cm" fo:padding-bottom="0.049cm" fo:padding-left="0.049cm" fo:padding-right="0.049cm"/>
    </style:style>
    <style:style style:name="gr52" style:family="graphic" style:parent-style-name="standard">
      <style:graphic-properties draw:stroke="solid" svg:stroke-width="0.101cm" svg:stroke-color="#000000" draw:marker-start="線條箭頭_20_1" draw:marker-start-width="0.503cm" draw:marker-end-width="0.503cm" draw:fill-color="#ffffff" draw:textarea-horizontal-align="justify" draw:textarea-vertical-align="middle" draw:auto-grow-height="false" fo:min-height="0.602cm" fo:min-width="13.502cm" fo:padding-top="0.049cm" fo:padding-bottom="0.049cm" fo:padding-left="0.049cm" fo:padding-right="0.049cm"/>
    </style:style>
    <style:style style:name="gr53" style:family="graphic" style:parent-style-name="standard">
      <style:graphic-properties svg:stroke-width="0.011cm" svg:stroke-color="#000000" draw:marker-start="" draw:marker-start-width="0.369cm" draw:marker-end="" draw:marker-end-width="0.369cm" draw:fill-color="#000000" draw:textarea-horizontal-align="center" draw:textarea-vertical-align="middle" fo:padding-top="0.005cm" fo:padding-bottom="0.005cm" fo:padding-left="0.005cm" fo:padding-right="0.005cm"/>
    </style:style>
    <style:style style:name="P1" style:family="paragraph">
      <loext:graphic-properties draw:fill-color="#000000"/>
      <style:paragraph-properties fo:text-align="center"/>
      <style:text-properties style:font-name="Segoe UI" fo:font-size="12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paragraph-properties fo:text-align="center"/>
      <style:text-properties style:font-name="Segoe UI" fo:font-size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2a6099" style:font-name="Segoe UI" fo:font-size="12pt" style:font-size-asian="12pt" style:font-size-complex="12pt"/>
    </style:style>
    <style:style style:name="P7" style:family="paragraph">
      <loext:graphic-properties draw:fill="none" draw:fill-color="#ffffff"/>
      <style:text-properties style:font-name="Segoe UI"/>
    </style:style>
    <style:style style:name="P8" style:family="paragraph">
      <loext:graphic-properties draw:fill="none" draw:fill-color="#ffffff"/>
      <style:text-properties style:font-name="Segoe UI" style:font-name-asian="Segoe UI"/>
    </style:style>
    <style:style style:name="P9" style:family="paragraph">
      <loext:graphic-properties draw:fill="none" draw:fill-color="#ffffff"/>
      <style:paragraph-properties fo:text-align="center"/>
      <style:text-properties fo:color="#2a6099" style:font-name="Segoe UI" fo:font-size="10pt" style:font-size-asian="10pt" style:font-size-complex="10pt"/>
    </style:style>
    <style:style style:name="P10" style:family="paragraph">
      <style:paragraph-properties fo:text-align="center"/>
      <style:text-properties style:font-name="Segoe UI" fo:font-size="12pt" style:font-size-asian="12pt" style:font-size-complex="12pt"/>
    </style:style>
    <style:style style:name="P11" style:family="paragraph">
      <loext:graphic-properties draw:fill-color="#ffffff"/>
      <style:paragraph-properties fo:text-align="center"/>
      <style:text-properties style:font-name="Segoe UI" fo:font-size="12pt" style:font-size-asian="12pt" style:font-size-complex="12pt"/>
    </style:style>
    <style:style style:name="P12" style:family="paragraph">
      <style:paragraph-properties fo:text-align="center"/>
      <style:text-properties style:font-name="Segoe UI" fo:font-size="12pt"/>
    </style:style>
    <style:style style:name="P13" style:family="paragraph">
      <loext:graphic-properties draw:fill="none" draw:fill-color="#ffffff"/>
      <style:text-properties style:font-name="Segoe UI" fo:font-size="12pt"/>
    </style:style>
    <style:style style:name="P14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style:font-name="Segoe UI" fo:font-size="12pt"/>
    </style:style>
    <style:style style:name="T2" style:family="text">
      <style:text-properties fo:font-variant="normal" fo:text-transform="none" fo:color="#2b91af" style:text-outline="false" style:text-line-through-style="none" style:text-line-through-type="none" style:font-name="Segoe UI" fo:font-size="12pt" fo:font-style="normal" fo:text-shadow="none" style:text-underline-style="none" fo:font-weight="normal" style:letter-kerning="true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Segoe UI" fo:font-size="12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Segoe UI" fo:font-size="12pt" fo:font-style="normal" fo:text-shadow="none" style:text-underline-style="none" fo:font-weight="normal" style:letter-kerning="true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2a6099" style:font-name="Segoe UI" fo:font-size="10pt" style:font-size-asian="10pt" style:font-size-complex="10pt"/>
    </style:style>
    <style:style style:name="T6" style:family="text">
      <style:text-properties style:font-name="Segoe UI"/>
    </style:style>
    <style:style style:name="T7" style:family="text">
      <style:text-properties style:font-name="Segoe UI" fo:font-size="14pt" style:font-name-asian="Segoe UI" style:font-size-asian="14pt" style:font-size-complex="14pt"/>
    </style:style>
    <style:style style:name="T8" style:family="text">
      <style:text-properties fo:font-variant="normal" fo:text-transform="none" fo:color="#2b91af" style:text-outline="false" style:text-line-through-style="none" style:text-line-through-type="none" style:font-name="Segoe UI" fo:font-size="12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" fo:font-size="12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outline="false" style:text-line-through-style="none" style:text-line-through-type="none" style:font-name="Segoe UI" fo:font-size="12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2a6099" style:font-name="Segoe UI" fo:font-size="10.5pt" style:font-size-asian="10.5pt" style:font-size-complex="10.5pt"/>
    </style:style>
    <style:style style:name="T12" style:family="text">
      <style:text-properties style:font-name="Segoe UI" fo:font-size="12pt" style:font-size-asian="12pt" style:font-size-complex="12pt"/>
    </style:style>
    <style:style style:name="T13" style:family="text">
      <style:text-properties fo:font-variant="normal" fo:text-transform="none" fo:color="#2b91af" style:text-outline="false" style:text-line-through-style="none" style:text-line-through-type="none" style:font-name="Segoe UI" fo:font-size="12pt" fo:font-style="normal" fo:text-shadow="none" style:text-underline-style="none" fo:font-weight="normal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Segoe UI" fo:font-size="12pt" fo:font-style="normal" fo:text-shadow="none" style:text-underline-style="none" fo:font-weight="normal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line draw:name="形狀2" draw:style-name="gr1" draw:text-style-name="P1" draw:layer="layout" svg:x1="10.459cm" svg:y1="3.606cm" svg:x2="10.459cm" svg:y2="3.106cm">
          <text:p/>
        </draw:line>
        <draw:frame draw:style-name="gr2" draw:text-style-name="P3" draw:layer="layout" svg:width="10.8cm" svg:height="0.962cm" svg:x="5.2cm" svg:y="1.038cm">
          <draw:text-box>
            <text:p text:style-name="P2">Initialize – Render Method</text:p>
          </draw:text-box>
        </draw:frame>
        <draw:custom-shape draw:name="形狀1" draw:style-name="gr3" draw:text-style-name="P4" draw:layer="layout" svg:width="9.6cm" svg:height="0.64cm" svg:x="5.7cm" svg:y="2.459cm">
          <text:p text:style-name="P2"><text:span text:style-name="T1">Write </text:span><text:span text:style-name="T2">VkCommandPoolCreateInf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形狀1" draw:style-name="gr3" draw:text-style-name="P4" draw:layer="layout" svg:width="9.6cm" svg:height="0.64cm" svg:x="5.7cm" svg:y="3.559cm">
          <text:p text:style-name="P2"><text:span text:style-name="T1">Create command po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形狀1" draw:style-name="gr3" draw:text-style-name="P4" draw:layer="layout" svg:width="9.6cm" svg:height="0.64cm" svg:x="5.7cm" svg:y="4.659cm">
          <text:p text:style-name="P2"><text:span text:style-name="T1">Write </text:span><text:span text:style-name="T2">VkCommandBufferAllocateInf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name="形狀2" draw:style-name="gr1" draw:text-style-name="P1" draw:layer="layout" svg:x1="10.459cm" svg:y1="4.706cm" svg:x2="10.459cm" svg:y2="4.206cm">
          <text:p/>
        </draw:line>
        <draw:custom-shape draw:name="形狀1" draw:style-name="gr3" draw:text-style-name="P4" draw:layer="layout" svg:width="9.6cm" svg:height="0.64cm" svg:x="5.7cm" svg:y="5.759cm">
          <text:p text:style-name="P2"><text:span text:style-name="T1">Allocate command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name="形狀2" draw:style-name="gr1" draw:text-style-name="P1" draw:layer="layout" svg:x1="10.459cm" svg:y1="5.806cm" svg:x2="10.459cm" svg:y2="5.306cm">
          <text:p/>
        </draw:line>
        <draw:line draw:name="形狀2" draw:style-name="gr1" draw:text-style-name="P1" draw:layer="layout" svg:x1="10.459cm" svg:y1="6.906cm" svg:x2="10.459cm" svg:y2="6.406cm">
          <text:p/>
        </draw:line>
        <draw:custom-shape draw:name="形狀1" draw:style-name="gr4" draw:text-style-name="P4" draw:layer="layout" svg:width="9.6cm" svg:height="0.641cm" svg:x="5.7cm" svg:y="7.993cm">
          <text:p text:style-name="P2"><text:span text:style-name="T1">Write </text:span><text:span text:style-name="T2">VkAttachmentDescription</text:span><text:span text:style-name="T1">s for Render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形狀1" draw:style-name="gr5" draw:text-style-name="P4" draw:layer="layout" svg:width="9.622cm" svg:height="1.2cm" svg:x="5.678cm" svg:y="10.2cm">
          <text:p text:style-name="P2"><text:span text:style-name="T1">Write </text:span><text:span text:style-name="T2">VkSubpassDescription</text:span><text:span text:style-name="T3"> for necessary sub-</text:span><text:span text:style-name="T3"><text:line-break/></text:span><text:span text:style-name="T3">passes with necessary </text:span><text:span text:style-name="T2">VkAttachmentReference</text:span><text:span text:style-name="T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name="形狀2" draw:style-name="gr1" draw:text-style-name="P1" draw:layer="layout" svg:x1="10.459cm" svg:y1="9.106cm" svg:x2="10.459cm" svg:y2="8.606cm">
          <text:p/>
        </draw:line>
        <draw:custom-shape draw:name="形狀1" draw:style-name="gr4" draw:text-style-name="P4" draw:layer="layout" svg:width="9.6cm" svg:height="0.641cm" svg:x="5.7cm" svg:y="9.1cm">
          <text:p text:style-name="P2"><text:span text:style-name="T1">Write </text:span><text:span text:style-name="T2">VkAttachmentReference</text:span><text:span text:style-name="T4">s</text:span><text:span text:style-name="T1"> for all descrip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name="形狀2" draw:style-name="gr1" draw:text-style-name="P1" draw:layer="layout" svg:x1="10.459cm" svg:y1="10.206cm" svg:x2="10.459cm" svg:y2="9.706cm">
          <text:p/>
        </draw:line>
        <draw:custom-shape draw:name="形狀1" draw:style-name="gr6" draw:text-style-name="P4" draw:layer="layout" svg:width="9.622cm" svg:height="0.6cm" svg:x="5.678cm" svg:y="11.9cm">
          <text:p text:style-name="P2"><text:span text:style-name="T1">Write </text:span><text:span text:style-name="T2">VkSubpassDependency</text:span><text:span text:style-name="T4">s</text:span><text:span text:style-name="T1"> about subpas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name="形狀2" draw:style-name="gr1" draw:text-style-name="P1" draw:layer="layout" svg:x1="10.459cm" svg:y1="11.906cm" svg:x2="10.459cm" svg:y2="11.406cm">
          <text:p/>
        </draw:line>
        <draw:custom-shape draw:style-name="gr7" draw:text-style-name="P5" draw:layer="layout" svg:width="0.5cm" svg:height="5.7cm" svg:x="5cm" svg:y="8.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6" draw:layer="layout" svg:width="2.9cm" svg:height="1.377cm" svg:x="2.5cm" svg:y="10.3cm">
          <draw:text-box>
            <text:p text:style-name="P2"><text:span text:style-name="T5">Create RenderPass</text:span></text:p>
          </draw:text-box>
        </draw:frame>
        <draw:custom-shape draw:style-name="gr9" draw:text-style-name="P5" draw:layer="layout" svg:width="0.4cm" svg:height="4.6cm" svg:x="15.5cm" svg:y="2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6" draw:layer="layout" svg:width="3.9cm" svg:height="1.2cm" svg:x="15.5cm" svg:y="4.4cm">
          <draw:text-box>
            <text:p text:style-name="P2"><text:span text:style-name="T5">Create CommandBuffer</text:span></text:p>
          </draw:text-box>
        </draw:frame>
        <draw:custom-shape draw:name="形狀1" draw:style-name="gr3" draw:text-style-name="P4" draw:layer="layout" svg:width="9.6cm" svg:height="0.64cm" svg:x="5.7cm" svg:y="6.859cm">
          <text:p text:style-name="P2"><text:span text:style-name="T1">Create fence for it if necess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name="形狀2" draw:style-name="gr1" draw:text-style-name="P1" draw:layer="layout" svg:x1="10.459cm" svg:y1="8.006cm" svg:x2="10.459cm" svg:y2="7.506cm">
          <text:p/>
        </draw:line>
        <draw:line draw:name="形狀2" draw:style-name="gr1" draw:text-style-name="P1" draw:layer="layout" svg:x1="10.459cm" svg:y1="13.006cm" svg:x2="10.459cm" svg:y2="12.506cm">
          <text:p/>
        </draw:line>
        <draw:custom-shape draw:name="形狀1" draw:style-name="gr11" draw:text-style-name="P4" draw:layer="layout" svg:width="9.622cm" svg:height="1.3cm" svg:x="5.678cm" svg:y="14.9cm">
          <text:p text:style-name="P2"><text:span text:style-name="T1">Write </text:span><text:span text:style-name="T2">VkImageViewCreateInfo</text:span><text:span text:style-name="T1"> and bind with </text:span><text:span text:style-name="T1"><text:line-break/></text:span><text:span text:style-name="T1">target image and then create it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name="形狀2" draw:style-name="gr1" draw:text-style-name="P1" draw:layer="layout" svg:x1="10.459cm" svg:y1="16.706cm" svg:x2="10.459cm" svg:y2="16.206cm">
          <text:p/>
        </draw:line>
        <draw:custom-shape draw:name="形狀1" draw:style-name="gr11" draw:text-style-name="P4" draw:layer="layout" svg:width="9.622cm" svg:height="1.3cm" svg:x="5.678cm" svg:y="16.7cm">
          <text:p text:style-name="P2"><text:span text:style-name="T1">Write </text:span><text:span text:style-name="T2">VkFramebufferCreateInfo</text:span><text:span text:style-name="T1"> with</text:span><text:span text:style-name="T1"><text:line-break/></text:span><text:span text:style-name="T1"> corresponding image views and then create it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0.4cm" svg:height="2.6cm" svg:x="15.5cm" svg:y="15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6" draw:layer="layout" svg:width="3.1cm" svg:height="1.191cm" svg:x="15.4cm" svg:y="15.909cm">
          <draw:text-box>
            <text:p text:style-name="P2"><text:span text:style-name="T5">Create Framebuffer</text:span></text:p>
          </draw:text-box>
        </draw:frame>
        <draw:custom-shape draw:name="形狀1" draw:style-name="gr11" draw:text-style-name="P4" draw:layer="layout" svg:width="9.622cm" svg:height="1.3cm" svg:x="5.678cm" svg:y="13.1cm">
          <text:p text:style-name="P2"><text:span text:style-name="T1">Write </text:span><text:span text:style-name="T2">VkRenderPassCreateInfo</text:span><text:span text:style-name="T1"> with previous</text:span><text:span text:style-name="T1"><text:line-break/></text:span><text:span text:style-name="T1"> prepared data and then create RenderPass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name="形狀2" draw:style-name="gr1" draw:text-style-name="P1" draw:layer="layout" svg:x1="10.459cm" svg:y1="14.906cm" svg:x2="10.459cm" svg:y2="14.406cm">
          <text:p/>
        </draw:line>
      </draw:page>
      <draw:page draw:name="page2" draw:style-name="dp1" draw:master-page-name="預設">
        <draw:frame draw:style-name="gr14" draw:text-style-name="P7" draw:layer="layout" svg:width="10.8cm" svg:height="1.098cm" svg:x="5.2cm" svg:y="1.038cm">
          <draw:text-box>
            <text:p text:style-name="P2"><text:span text:style-name="T6">Initialize – Graphics Resource</text:span></text:p>
          </draw:text-box>
        </draw:frame>
        <draw:custom-shape draw:name="形狀1" draw:style-name="gr15" draw:text-style-name="P4" draw:layer="layout" svg:width="10.7cm" svg:height="0.79cm" svg:x="5.7cm" svg:y="3.5cm">
          <text:p text:style-name="P2"><text:span text:style-name="T1">Write </text:span><text:span text:style-name="T2">VkBufferCreateInfo</text:span><text:span text:style-name="T1"> and then </text:span><text:span text:style-name="T2">VkBuffer</text:span><text:span text:style-name="T1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形狀1" draw:style-name="gr16" draw:text-style-name="P4" draw:layer="layout" svg:width="10.7cm" svg:height="1.141cm" svg:x="5.7cm" svg:y="4.759cm">
          <text:p text:style-name="P2"><text:span text:style-name="T1">Write </text:span><text:span text:style-name="T2">VkMemoryAllocateInfo</text:span><text:span text:style-name="T1"> and then allocated </text:span><text:span text:style-name="T1"><text:line-break/></text:span><text:span text:style-name="T2">VkDeviceMemory</text:span><text:span text:style-name="T1"> from suitable type of device memory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name="形狀2" draw:style-name="gr1" draw:text-style-name="P1" draw:layer="layout" svg:x1="11.1cm" svg:y1="4.8cm" svg:x2="11.1cm" svg:y2="4.3cm">
          <text:p/>
        </draw:line>
        <draw:custom-shape draw:name="形狀1" draw:style-name="gr17" draw:text-style-name="P4" draw:layer="layout" svg:width="10.7cm" svg:height="0.64cm" svg:x="5.7cm" svg:y="6.36cm">
          <text:p text:style-name="P2"><text:span text:style-name="T1">Bind device memory to buffer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name="形狀2" draw:style-name="gr1" draw:text-style-name="P1" draw:layer="layout" svg:x1="11.1cm" svg:y1="6.4cm" svg:x2="11.1cm" svg:y2="5.9cm">
          <text:p/>
        </draw:line>
        <draw:frame draw:style-name="gr18" draw:text-style-name="P8" draw:layer="layout" svg:width="5.1cm" svg:height="0.907cm" svg:x="3.8cm" svg:y="2.1cm">
          <draw:text-box>
            <text:p><text:span text:style-name="T7">1. Create Buffer</text:span></text:p>
          </draw:text-box>
        </draw:frame>
        <draw:custom-shape draw:name="形狀1" draw:style-name="gr19" draw:text-style-name="P4" draw:layer="layout" svg:width="13.1cm" svg:height="0.8cm" svg:x="4.5cm" svg:y="8.8cm">
          <text:p text:style-name="P2"><text:span text:style-name="T1">Write </text:span><text:span text:style-name="T2">VkVertexInputBindingDescription</text:span><text:span text:style-name="T1">s for all vertex attribu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形狀1" draw:style-name="gr20" draw:text-style-name="P4" draw:layer="layout" svg:width="13.11cm" svg:height="0.7cm" svg:x="4.49cm" svg:y="10.1cm">
          <text:p text:style-name="P2"><text:span text:style-name="T3">Write </text:span><text:span text:style-name="T8">VkVertexInputAttributeDescriptions</text:span><text:span text:style-name="T3"> for </text:span><text:span text:style-name="T1">all vertex attribu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形狀1" draw:style-name="gr21" draw:text-style-name="P4" draw:layer="layout" svg:width="13.11cm" svg:height="1.09cm" svg:x="4.5cm" svg:y="11.3cm">
          <text:p text:style-name="P2"><text:span text:style-name="T3">Write </text:span><text:span text:style-name="T8">VkPipelineVertexInputStateCreateInfo</text:span><text:span text:style-name="T3"> with binding and </text:span><text:span text:style-name="T3"><text:line-break/></text:span><text:span text:style-name="T3">attribute description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name="形狀2" draw:style-name="gr1" draw:text-style-name="P1" draw:layer="layout" svg:x1="11cm" svg:y1="10.1cm" svg:x2="11cm" svg:y2="9.6cm">
          <text:p/>
        </draw:line>
        <draw:line draw:name="形狀2" draw:style-name="gr1" draw:text-style-name="P1" draw:layer="layout" svg:x1="11cm" svg:y1="11.3cm" svg:x2="11cm" svg:y2="10.8cm">
          <text:p/>
        </draw:line>
        <draw:custom-shape draw:name="形狀1" draw:style-name="gr21" draw:text-style-name="P4" draw:layer="layout" svg:width="13.11cm" svg:height="1.09cm" svg:x="4.5cm" svg:y="12.9cm">
          <text:p text:style-name="P2"><text:span text:style-name="T3">Write </text:span><text:span text:style-name="T8">VkPipelineInputAssemblyStateCreateInfo</text:span><text:span text:style-name="T3"> to specify </text:span><text:span text:style-name="T3"><text:line-break/></text:span><text:span text:style-name="T3">primitive topolo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name="形狀2" draw:style-name="gr1" draw:text-style-name="P1" draw:layer="layout" svg:x1="11cm" svg:y1="12.9cm" svg:x2="11cm" svg:y2="12.4cm">
          <text:p/>
        </draw:line>
        <draw:frame draw:style-name="gr18" draw:text-style-name="P8" draw:layer="layout" svg:width="5.1cm" svg:height="0.907cm" svg:x="3.8cm" svg:y="7.501cm">
          <draw:text-box>
            <text:p><text:span text:style-name="T7">2. Create Shader</text:span></text:p>
          </draw:text-box>
        </draw:frame>
        <draw:custom-shape draw:name="形狀1" draw:style-name="gr21" draw:text-style-name="P4" draw:layer="layout" svg:width="13.11cm" svg:height="1.09cm" svg:x="4.5cm" svg:y="14.5cm">
          <text:p text:style-name="P2"><text:span text:style-name="T3">Write </text:span><text:span text:style-name="T8">VkPipelineTessellationStateCreateInfo</text:span><text:span text:style-name="T3"> to specify </text:span><text:span text:style-name="T3"><text:line-break/></text:span><text:span text:style-name="T3">tessellation controlling pt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name="形狀2" draw:style-name="gr1" draw:text-style-name="P1" draw:layer="layout" svg:x1="11cm" svg:y1="14.5cm" svg:x2="11cm" svg:y2="14cm">
          <text:p/>
        </draw:line>
        <draw:custom-shape draw:name="形狀1" draw:style-name="gr21" draw:text-style-name="P4" draw:layer="layout" svg:width="13.11cm" svg:height="1.09cm" svg:x="4.5cm" svg:y="16.1cm">
          <text:p text:style-name="P2"><text:span text:style-name="T3">Write </text:span><text:span text:style-name="T8">VkDescriptorSetLayoutBinding</text:span><text:span text:style-name="T9">s</text:span><text:span text:style-name="T3"> to layout </text:span><text:span text:style-name="T3"><text:line-break/></text:span><text:span text:style-name="T3">each uniform variabl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name="形狀2" draw:style-name="gr1" draw:text-style-name="P1" draw:layer="layout" svg:x1="11cm" svg:y1="16.1cm" svg:x2="11cm" svg:y2="15.6cm">
          <text:p/>
        </draw:line>
        <draw:custom-shape draw:style-name="gr22" draw:text-style-name="P5" draw:layer="layout" svg:width="0.4cm" svg:height="4.5cm" svg:x="4cm" svg:y="9.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3" draw:text-style-name="P9" draw:layer="layout" svg:width="2.9cm" svg:height="1.24cm" svg:x="1.5cm" svg:y="10.7cm">
          <draw:text-box>
            <text:p text:style-name="P2"><text:span text:style-name="T5">Specify vertex attribute</text:span></text:p>
          </draw:text-box>
        </draw:frame>
        <draw:line draw:name="形狀2" draw:style-name="gr1" draw:text-style-name="P1" draw:layer="layout" svg:x1="11cm" svg:y1="17.7cm" svg:x2="11cm" svg:y2="17.2cm">
          <text:p/>
        </draw:line>
        <draw:custom-shape draw:name="形狀1" draw:style-name="gr21" draw:text-style-name="P4" draw:layer="layout" svg:width="13.11cm" svg:height="1.09cm" svg:x="4.5cm" svg:y="17.7cm">
          <text:p text:style-name="P2"><text:span text:style-name="T3">Write </text:span><text:span text:style-name="T8">VkDescriptorSetLayoutCreateInfo</text:span><text:span text:style-name="T9">s</text:span><text:span text:style-name="T3"> with layouts binding </text:span><text:span text:style-name="T3"><text:line-break/></text:span><text:span text:style-name="T3">in this set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形狀1" draw:style-name="gr20" draw:text-style-name="P4" draw:layer="layout" svg:width="13.11cm" svg:height="0.7cm" svg:x="4.5cm" svg:y="19.3cm">
          <text:p text:style-name="P2"><text:span text:style-name="T10">Create </text:span><text:span text:style-name="T8">VkDescriptorSetLayout </text:span><text:span text:style-name="T9">for this descriptor set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name="形狀2" draw:style-name="gr1" draw:text-style-name="P1" draw:layer="layout" svg:x1="11cm" svg:y1="19.3cm" svg:x2="11cm" svg:y2="18.8cm">
          <text:p/>
        </draw:line>
        <draw:custom-shape draw:name="形狀1" draw:style-name="gr20" draw:text-style-name="P4" draw:layer="layout" svg:width="13.11cm" svg:height="0.7cm" svg:x="4.4cm" svg:y="20.5cm">
          <text:p text:style-name="P2"><text:span text:style-name="T9">Collect all using uniform types via </text:span><text:span text:style-name="T8">VkDescriptorPoolSize</text:span><text:span text:style-name="T9">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9" draw:layer="layout" svg:width="2.9cm" svg:height="2.166cm" svg:x="18cm" svg:y="17.1cm">
          <draw:text-box>
            <text:p text:style-name="P2"><text:span text:style-name="T5">Specify uniform layout sets, set can be 1...n</text:span></text:p>
          </draw:text-box>
        </draw:frame>
        <draw:custom-shape draw:name="形狀1" draw:style-name="gr20" draw:text-style-name="P4" draw:layer="layout" svg:width="13.11cm" svg:height="0.7cm" svg:x="4.4cm" svg:y="21.7cm">
          <text:p text:style-name="P2"><text:span text:style-name="T10">Write </text:span><text:span text:style-name="T8">VkDescriptorPoolCreateInfo</text:span><text:span text:style-name="T9"> for creating descriptor pool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name="形狀2" draw:style-name="gr1" draw:text-style-name="P1" draw:layer="layout" svg:x1="11cm" svg:y1="21.7cm" svg:x2="11cm" svg:y2="21.2cm">
          <text:p/>
        </draw:line>
        <draw:custom-shape draw:name="形狀1" draw:style-name="gr25" draw:text-style-name="P4" draw:layer="layout" svg:width="13.11cm" svg:height="1.067cm" svg:x="4.4cm" svg:y="22.933cm">
          <text:p text:style-name="P2"><text:span text:style-name="T10">Write </text:span><text:span text:style-name="T8">VkDescriptorSetAllocateInfo</text:span><text:span text:style-name="T9"> for allocating all descriptor sets </text:span><text:span text:style-name="T9"><text:line-break/></text:span><text:span text:style-name="T9">from pool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name="形狀2" draw:style-name="gr1" draw:text-style-name="P1" draw:layer="layout" svg:x1="11cm" svg:y1="22.9cm" svg:x2="11cm" svg:y2="22.4cm">
          <text:p/>
        </draw:line>
        <draw:line draw:name="形狀2" draw:style-name="gr1" draw:text-style-name="P1" draw:layer="layout" svg:x1="11cm" svg:y1="20.5cm" svg:x2="11cm" svg:y2="20cm">
          <text:p/>
        </draw:line>
        <draw:custom-shape draw:style-name="gr26" draw:text-style-name="P5" draw:layer="layout" svg:width="0.312cm" svg:height="1.3cm" svg:x="4cm" svg:y="20.9cm">
          <text:p/>
          <draw:enhanced-geometry svg:viewBox="0 0 21600 21600" draw:glue-points="21600 0 0 10800 21600 21600" draw:text-areas="13800 ?f9 21600 ?f10" draw:type="left-brace" draw:modifiers="1800 9919.3846153846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7" draw:text-style-name="P9" draw:layer="layout" svg:width="2.9cm" svg:height="1.3cm" svg:x="1.2cm" svg:y="20.9cm">
          <draw:text-box>
            <text:p text:style-name="P2"><text:span text:style-name="T5">Create descriptor pool</text:span></text:p>
          </draw:text-box>
        </draw:frame>
        <draw:custom-shape draw:style-name="gr28" draw:text-style-name="P5" draw:layer="layout" svg:width="0.4cm" svg:height="3.2cm" svg:x="17.7cm" svg:y="16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形狀1" draw:style-name="gr29" draw:text-style-name="P4" draw:layer="layout" svg:width="13.11cm" svg:height="1.667cm" svg:x="4.4cm" svg:y="24.433cm">
          <text:p text:style-name="P2"><text:span text:style-name="T10">Write </text:span><text:span text:style-name="T8">VkDescriptor[DataType]Info</text:span><text:span text:style-name="T9"> for all uniform variables in target </text:span><text:span text:style-name="T9"><text:line-break/></text:span><text:span text:style-name="T9">set to link buffer and then <text:s/></text:span><text:span text:style-name="T8">VkWriteDescriptorSet </text:span><text:span text:style-name="T9">for every uniform</text:span><text:span text:style-name="T9"><text:line-break/></text:span><text:span text:style-name="T9"> variable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name="形狀2" draw:style-name="gr1" draw:text-style-name="P1" draw:layer="layout" svg:x1="11cm" svg:y1="24.5cm" svg:x2="11cm" svg:y2="24cm">
          <text:p/>
        </draw:line>
        <draw:custom-shape draw:name="形狀1" draw:style-name="gr20" draw:text-style-name="P4" draw:layer="layout" svg:width="13.11cm" svg:height="0.7cm" svg:x="4.4cm" svg:y="26.6cm">
          <text:p text:style-name="P2"><text:span text:style-name="T10">Link uniform variable in the descriptor sets and buffer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name="形狀2" draw:style-name="gr1" draw:text-style-name="P1" draw:layer="layout" svg:x1="11cm" svg:y1="26.6cm" svg:x2="11cm" svg:y2="26.1cm">
          <text:p/>
        </draw:line>
        <draw:custom-shape draw:style-name="gr30" draw:text-style-name="P5" draw:layer="layout" svg:width="0.4cm" svg:height="3.599cm" svg:x="17.701cm" svg:y="23.4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1" draw:text-style-name="P6" draw:layer="layout" svg:width="2.9cm" svg:height="1.5cm" svg:x="17.9cm" svg:y="24.5cm">
          <draw:text-box>
            <text:p text:style-name="P2"><text:span text:style-name="T11">Bind resource descriptor set </text:span></text:p>
          </draw:text-box>
        </draw:frame>
        <draw:custom-shape draw:name="形狀1" draw:style-name="gr32" draw:text-style-name="P4" draw:layer="layout" svg:width="13.11cm" svg:height="1.8cm" svg:x="4.4cm" svg:y="27.8cm">
          <text:p text:style-name="P2"><text:span text:style-name="T10">Load vert and frag spin-v binary files and then write for </text:span><text:span text:style-name="T10"><text:line-break/></text:span><text:span text:style-name="T10">writing </text:span><text:span text:style-name="T8">VkShaderModuleCreateInfo</text:span><text:span text:style-name="T9">s</text:span><text:span text:style-name="T10"> and then write </text:span><text:span text:style-name="T10"><text:line-break/></text:span><text:span text:style-name="T8">VkPipelineShaderStageCreateInfo</text:span><text:span text:style-name="T9">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name="形狀2" draw:style-name="gr1" draw:text-style-name="P1" draw:layer="layout" svg:x1="11cm" svg:y1="27.8cm" svg:x2="11cm" svg:y2="27.3cm">
          <text:p/>
        </draw:line>
        <draw:custom-shape draw:name="形狀1" draw:style-name="gr33" draw:text-style-name="P4" draw:layer="layout" svg:width="13.11cm" svg:height="1.2cm" svg:x="4.39cm" svg:y="30.1cm">
          <text:p text:style-name="P2"><text:span text:style-name="T10">Write all pipeline states (Viewport, Rasterization, MultipleSampler, </text:span><text:span text:style-name="T10"><text:line-break/></text:span><text:span text:style-name="T10">DepthStencil, </text:span><text:span text:style-name="T9">ColorBlend</text:span><text:span text:style-name="T10">) info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name="形狀2" draw:style-name="gr1" draw:text-style-name="P1" draw:layer="layout" svg:x1="11cm" svg:y1="30.1cm" svg:x2="11cm" svg:y2="29.6cm">
          <text:p/>
        </draw:line>
        <draw:custom-shape draw:name="形狀1" draw:style-name="gr34" draw:text-style-name="P4" draw:layer="layout" svg:width="13.11cm" svg:height="1cm" svg:x="4.4cm" svg:y="31.8cm">
          <text:p text:style-name="P2"><text:span text:style-name="T10">Collect </text:span><text:span text:style-name="T8">VkDynamicState</text:span><text:span text:style-name="T9">s and write then</text:span><text:span text:style-name="T9"><text:line-break/></text:span><text:span text:style-name="T8">VkPipelineDynamicStateCreateInfo</text:span><text:span text:style-name="T9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name="形狀2" draw:style-name="gr1" draw:text-style-name="P1" draw:layer="layout" svg:x1="11cm" svg:y1="31.8cm" svg:x2="11cm" svg:y2="31.3cm">
          <text:p/>
        </draw:line>
        <draw:custom-shape draw:name="形狀1" draw:style-name="gr35" draw:text-style-name="P4" draw:layer="layout" svg:width="13.11cm" svg:height="0.6cm" svg:x="4.39cm" svg:y="33.3cm">
          <text:p text:style-name="P2"><text:span text:style-name="T9">Write </text:span><text:span text:style-name="T8">VkPipelineLayoutCreateInfo</text:span><text:span text:style-name="T9">s with </text:span><text:span text:style-name="T8">VkDescriptorSetLayout</text:span><text:span text:style-name="T9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name="形狀2" draw:style-name="gr1" draw:text-style-name="P1" draw:layer="layout" svg:x1="11cm" svg:y1="33.3cm" svg:x2="11cm" svg:y2="32.8cm">
          <text:p/>
        </draw:line>
        <draw:line draw:name="形狀2" draw:style-name="gr1" draw:text-style-name="P1" draw:layer="layout" svg:x1="11cm" svg:y1="34.4cm" svg:x2="11cm" svg:y2="33.9cm">
          <text:p/>
        </draw:line>
        <draw:custom-shape draw:name="形狀1" draw:style-name="gr20" draw:text-style-name="P4" draw:layer="layout" svg:width="13.11cm" svg:height="0.7cm" svg:x="4.4cm" svg:y="34.5cm">
          <text:p text:style-name="P2"><text:span text:style-name="T9">Write </text:span><text:span text:style-name="T8">VkGraphicsPipelineCreateInfo</text:span><text:span text:style-name="T9"> and then create </text:span><text:span text:style-name="T8">VkPipeline</text:span><text:span text:style-name="T9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5" draw:layer="layout" svg:width="0.312cm" svg:height="6.199cm" svg:x="4.001cm" svg:y="28.701cm">
          <text:p/>
          <draw:enhanced-geometry svg:viewBox="0 0 21600 21600" draw:glue-points="21600 0 0 10800 21600 21600" draw:text-areas="13800 ?f9 21600 ?f10" draw:type="left-brace" draw:modifiers="1800 9919.3846153846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7" draw:text-style-name="P9" draw:layer="layout" svg:width="2.9cm" svg:height="1.3cm" svg:x="1.2cm" svg:y="31.4cm">
          <draw:text-box>
            <text:p text:style-name="P2"><text:span text:style-name="T5">Create shader program</text:span></text:p>
          </draw:text-box>
        </draw:frame>
      </draw:page>
      <draw:page draw:name="page3" draw:style-name="dp1" draw:master-page-name="預設">
        <draw:custom-shape draw:name="形狀1" draw:style-name="gr37" draw:text-style-name="P11" draw:layer="layout" svg:width="13.322cm" svg:height="0.706cm" svg:x="3.478cm" svg:y="4.2cm">
          <text:p text:style-name="P10"><text:span text:style-name="T12">Write </text:span><text:span text:style-name="T13">VkCommandBufferBeginInfo</text:span><text:span text:style-name="T14">s and the begin command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name="形狀2" draw:style-name="gr1" draw:text-style-name="P1" draw:layer="layout" svg:x1="10.159cm" svg:y1="5.406cm" svg:x2="10.159cm" svg:y2="4.906cm">
          <text:p/>
        </draw:line>
        <draw:custom-shape draw:name="形狀1" draw:style-name="gr38" draw:text-style-name="P4" draw:layer="layout" svg:width="13.327cm" svg:height="0.716cm" svg:x="3.473cm" svg:y="5.484cm">
          <text:p text:style-name="P2"><text:span text:style-name="T1">Write </text:span><text:span text:style-name="T2">VkRenderPassBeginInfo</text:span><text:span text:style-name="T1"> and then begin Render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name="形狀2" draw:style-name="gr1" draw:text-style-name="P1" draw:layer="layout" svg:x1="10.1cm" svg:y1="6.733cm" svg:x2="10.1cm" svg:y2="6.233cm">
          <text:p/>
        </draw:line>
        <draw:custom-shape draw:name="形狀1" draw:style-name="gr39" draw:text-style-name="P4" draw:layer="layout" svg:width="7.9cm" svg:height="0.71cm" svg:x="8.9cm" svg:y="6.69cm">
          <text:p text:style-name="P2"><text:span text:style-name="T1">Set Dynamic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形狀1" draw:style-name="gr40" draw:text-style-name="P4" draw:layer="layout" svg:width="8cm" svg:height="0.8cm" svg:x="8.8cm" svg:y="9.112cm">
          <text:p text:style-name="P2"><text:span text:style-name="T1">Bind DescriptorSet(Use target descriptor 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形狀1" draw:style-name="gr41" draw:text-style-name="P4" draw:layer="layout" svg:width="7.9cm" svg:height="0.7cm" svg:x="8.9cm" svg:y="7.9cm">
          <text:p text:style-name="P2"><text:span text:style-name="T1">Bind GraphicsPipe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name="形狀2" draw:style-name="gr1" draw:text-style-name="P1" draw:layer="layout" svg:x1="13.1cm" svg:y1="9.1cm" svg:x2="13.106cm" svg:y2="8.6cm">
          <text:p/>
        </draw:line>
        <draw:custom-shape draw:name="形狀1" draw:style-name="gr42" draw:text-style-name="P4" draw:layer="layout" svg:width="8cm" svg:height="0.7cm" svg:x="8.8cm" svg:y="10.5cm">
          <text:p text:style-name="P2"><text:span text:style-name="T1">Bind Vertex &amp; Indice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形狀1" draw:style-name="gr43" draw:text-style-name="P4" draw:layer="layout" svg:width="8cm" svg:height="0.699cm" svg:x="8.8cm" svg:y="11.8cm">
          <text:p text:style-name="P2"><text:span text:style-name="T1">Draw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name="形狀2" draw:style-name="gr1" draw:text-style-name="P1" draw:layer="layout" svg:x1="13.1cm" svg:y1="10.431cm" svg:x2="13.1cm" svg:y2="9.931cm">
          <text:p/>
        </draw:line>
        <draw:custom-shape draw:name="形狀3" draw:style-name="gr44" draw:text-style-name="P4" draw:layer="layout" svg:width="7.383cm" svg:height="1.8cm" svg:x="9.4cm" svg:y="13.1cm">
          <text:p text:style-name="P2"><text:span text:style-name="T1">Do we have to draw </text:span><text:span text:style-name="T1"><text:line-break/></text:span><text:span text:style-name="T1">next object?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name="形狀2" draw:style-name="gr1" draw:text-style-name="P1" draw:layer="layout" svg:x1="13.1cm" svg:y1="13.1cm" svg:x2="13.1cm" svg:y2="12.5cm">
          <text:p/>
        </draw:line>
        <draw:line draw:name="形狀5" draw:style-name="gr45" draw:text-style-name="P12" draw:layer="layout" svg:x1="4.4cm" svg:y1="14cm" svg:x2="4.5cm" svg:y2="6.471cm">
          <text:p/>
        </draw:line>
        <draw:custom-shape draw:name="形狀3" draw:style-name="gr46" draw:text-style-name="P4" draw:layer="layout" svg:width="6.714cm" svg:height="1.8cm" svg:x="13.6cm" svg:y="14.8cm">
          <text:p text:style-name="P2"><text:span text:style-name="T1">Do we have next subpass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name="形狀2" draw:style-name="gr1" draw:text-style-name="P1" draw:layer="layout" svg:x1="16.989cm" svg:y1="14.8cm" svg:x2="17cm" svg:y2="14cm">
          <text:p/>
        </draw:line>
        <draw:line draw:name="形狀5" draw:style-name="gr45" draw:text-style-name="P12" draw:layer="layout" svg:x1="3cm" svg:y1="15.6cm" svg:x2="3.1cm" svg:y2="6.446cm">
          <text:p/>
        </draw:line>
        <draw:frame draw:name="形狀7" draw:style-name="gr47" draw:text-style-name="P13" draw:layer="layout" svg:width="1.791cm" svg:height="0.814cm" svg:x="17.309cm" svg:y="13.486cm">
          <draw:text-box>
            <text:p><text:span text:style-name="T1">No</text:span></text:p>
          </draw:text-box>
        </draw:frame>
        <draw:frame draw:name="形狀7" draw:style-name="gr47" draw:text-style-name="P13" draw:layer="layout" svg:width="1.351cm" svg:height="0.814cm" svg:x="18cm" svg:y="16.5cm">
          <draw:text-box>
            <text:p><text:span text:style-name="T1">No</text:span></text:p>
          </draw:text-box>
        </draw:frame>
        <draw:line draw:name="形狀2" draw:style-name="gr1" draw:text-style-name="P1" draw:layer="layout" svg:x1="17cm" svg:y1="17.1cm" svg:x2="17cm" svg:y2="16.6cm">
          <text:p/>
        </draw:line>
        <draw:custom-shape draw:name="形狀1" draw:style-name="gr48" draw:text-style-name="P4" draw:layer="layout" svg:width="13.541cm" svg:height="0.742cm" svg:x="3.4cm" svg:y="17.158cm">
          <text:p text:style-name="P2"><text:span text:style-name="T1">End Render 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形狀1" draw:style-name="gr49" draw:text-style-name="P4" draw:layer="layout" svg:width="13.567cm" svg:height="0.705cm" svg:x="3.433cm" svg:y="18.4cm">
          <text:p text:style-name="P2"><text:span text:style-name="T1">End Command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name="形狀2" draw:style-name="gr1" draw:text-style-name="P1" draw:layer="layout" svg:x1="10.3cm" svg:y1="18.4cm" svg:x2="10.3cm" svg:y2="17.9cm">
          <text:p/>
        </draw:line>
        <draw:custom-shape draw:name="形狀1" draw:style-name="gr50" draw:text-style-name="P4" draw:layer="layout" svg:width="13.6cm" svg:height="0.744cm" svg:x="3.4cm" svg:y="19.656cm">
          <text:p text:style-name="P2"><text:span text:style-name="T1">Write </text:span><text:span text:style-name="T2">VkSubmitInfo</text:span><text:span text:style-name="T1"> and then submit to que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name="形狀2" draw:style-name="gr1" draw:text-style-name="P1" draw:layer="layout" svg:x1="10.3cm" svg:y1="19.633cm" svg:x2="10.3cm" svg:y2="19.133cm">
          <text:p/>
        </draw:line>
        <draw:custom-shape draw:name="形狀1" draw:style-name="gr51" draw:text-style-name="P4" draw:layer="layout" svg:width="13.567cm" svg:height="0.744cm" svg:x="3.4cm" svg:y="20.956cm">
          <text:p text:style-name="P2"><text:span text:style-name="T1">Wait fence about submit to queue and then reset 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name="形狀2" draw:style-name="gr1" draw:text-style-name="P1" draw:layer="layout" svg:x1="10.3cm" svg:y1="20.9cm" svg:x2="10.3cm" svg:y2="20.4cm">
          <text:p/>
        </draw:line>
        <draw:custom-shape draw:name="形狀1" draw:style-name="gr52" draw:text-style-name="P4" draw:layer="layout" svg:width="13.6cm" svg:height="0.7cm" svg:x="3.4cm" svg:y="22.2cm">
          <text:p text:style-name="P2"><text:span text:style-name="T1">Write </text:span><text:span text:style-name="T2">VkPresentInfoKHR</text:span><text:span text:style-name="T1"> and then call queue present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name="形狀2" draw:style-name="gr1" draw:text-style-name="P1" draw:layer="layout" svg:x1="10.3cm" svg:y1="22.2cm" svg:x2="10.3cm" svg:y2="21.7cm">
          <text:p/>
        </draw:line>
        <draw:line draw:name="形狀4" draw:style-name="gr53" draw:text-style-name="P1" draw:layer="layout" svg:x1="13.6cm" svg:y1="15.7cm" svg:x2="3cm" svg:y2="15.6cm">
          <text:p/>
        </draw:line>
        <draw:line draw:name="形狀4" draw:style-name="gr53" draw:text-style-name="P14" draw:layer="layout" svg:x1="9.5cm" svg:y1="14cm" svg:x2="4.4cm" svg:y2="14cm">
          <text:p/>
        </draw:line>
        <draw:frame draw:name="形狀7" draw:style-name="gr47" draw:text-style-name="P13" draw:layer="layout" svg:width="1.791cm" svg:height="0.814cm" svg:x="7.7cm" svg:y="13.1cm">
          <draw:text-box>
            <text:p><text:span text:style-name="T1">Yes</text:span></text:p>
          </draw:text-box>
        </draw:frame>
        <draw:frame draw:name="形狀7" draw:style-name="gr47" draw:text-style-name="P13" draw:layer="layout" svg:width="1.791cm" svg:height="0.814cm" svg:x="7.8cm" svg:y="14.786cm">
          <draw:text-box>
            <text:p><text:span text:style-name="T1">Yes</text:span></text:p>
          </draw:text-box>
        </draw:frame>
        <draw:frame draw:style-name="gr2" draw:text-style-name="P3" draw:layer="layout" svg:width="10.8cm" svg:height="0.962cm" svg:x="4.9cm" svg:y="1.138cm">
          <draw:text-box>
            <text:p text:style-name="P2">Render</text:p>
          </draw:text-box>
        </draw:frame>
        <draw:line draw:name="形狀2" draw:style-name="gr1" draw:text-style-name="P1" draw:layer="layout" svg:x1="13.1cm" svg:y1="7.9cm" svg:x2="13.1cm" svg:y2="7.4cm">
          <text:p/>
        </draw:line>
        <draw:line draw:name="形狀2" draw:style-name="gr1" draw:text-style-name="P1" draw:layer="layout" svg:x1="9.9cm" svg:y1="6.5cm" svg:x2="3.1cm" svg:y2="6.5cm">
          <text:p/>
        </draw:line>
        <draw:line draw:name="形狀2" draw:style-name="gr1" draw:text-style-name="P1" draw:layer="layout" svg:x1="13.1cm" svg:y1="11.731cm" svg:x2="13.1cm" svg:y2="11.231cm">
          <text:p/>
        </draw:line>
        <draw:line draw:name="形狀4" draw:style-name="gr53" draw:text-style-name="P14" draw:layer="layout" svg:x1="17cm" svg:y1="14cm" svg:x2="16.7cm" svg:y2="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Arial1" svg:font-family="Arial" style:font-pitch="variable"/>
    <style:font-face style:name="Consolas1" svg:font-family="Consolas" style:font-pitch="variable"/>
    <style:font-face style:name="微軟正黑體1" svg:font-family="微軟正黑體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微軟正黑體2" svg:font-family="微軟正黑體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線條箭頭_20_1" draw:display-name="線條箭頭 1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5T23:17:24.668000000</meta:creation-date>
    <dc:date>2019-06-08T17:35:34.762000000</dc:date>
    <meta:editing-duration>PT4H45M56S</meta:editing-duration>
    <meta:editing-cycles>43</meta:editing-cycles>
    <meta:generator>LibreOffice/6.2.4.2$Windows_X86_64 LibreOffice_project/2412653d852ce75f65fbfa83fb7e7b669a126d64</meta:generator>
    <meta:document-statistic meta:object-count="121"/>
  </office:meta>
</office:document-meta>
</file>